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3cm"/>
    </style:style>
    <style:style style:name="gr5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93cm"/>
    </style:style>
    <style:style style:name="gr8" style:family="graphic" style:parent-style-name="standard">
      <style:graphic-properties draw:stroke="none" svg:stroke-color="#000000" draw:fill="none" draw:fill-color="#ffffff" fo:min-height="0.519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4" style:family="paragraph">
      <style:paragraph-properties fo:text-align="center"/>
      <style:text-properties style:font-name="Monaco" fo:font-size="12pt" style:font-size-asian="12pt" style:font-size-complex="12pt"/>
    </style:style>
    <style:style style:name="P5" style:family="paragraph">
      <style:paragraph-properties fo:text-align="center"/>
      <style:text-properties style:font-name="Helvetica" fo:font-size="14pt" style:font-size-asian="14pt" style:font-size-complex="14pt"/>
    </style:style>
    <style:style style:name="P6" style:family="paragraph">
      <style:paragraph-properties fo:text-align="center"/>
      <style:text-properties style:font-name="Helvetica1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style:style style:name="T3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8.36cm" svg:x="2.4cm" svg:y="5.54cm">
          <text:p/>
          <draw:enhanced-geometry svg:viewBox="0 0 21600 21600" draw:path-stretchpoint-x="10800" draw:path-stretchpoint-y="10800" draw:text-areas="?f3 ?f4 ?f5 ?f6" draw:type="round-rectangle" draw:modifiers="1518.601699052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xml:id="id2" draw:id="id2" draw:layer="layout" svg:width="6.929cm" svg:height="1.716cm" svg:x="4.125cm" svg:y="6.433cm">
          <text:p text:style-name="P2"><text:span text:style-name="T1">Generate feature images</text:span></text:p>
          <text:p text:style-name="P2"><text:span text:style-name="T2">(createFeatureImages.sh)</text:span></text:p>
        </draw:rect>
        <draw:connector draw:style-name="gr3" draw:text-style-name="P1" draw:layer="layout" draw:line-skew="-0.26cm" svg:x1="10.787cm" svg:y1="4.439cm" svg:x2="7.589cm" svg:y2="6.433cm" draw:start-shape="id1" draw:start-glue-point="8" draw:end-shape="id2" draw:end-glue-point="0" svg:d="m10787 4439v738h-3198v1256" svg:viewBox="0 0 3199 1995">
          <text:p/>
        </draw:connector>
        <draw:frame draw:style-name="gr4" draw:text-style-name="P4" draw:layer="layout" svg:width="8.34cm" svg:height="0.78cm" draw:transform="rotate (1.5707963267949) translate (11.457cm 13.952cm)">
          <draw:text-box>
            <text:p text:style-name="P1"><text:span text:style-name="T2">applyTumorSegmentationModel.sh</text:span></text:p>
          </draw:text-box>
        </draw:frame>
        <draw:rect draw:style-name="gr2" draw:text-style-name="P3" xml:id="id3" draw:id="id3" draw:layer="layout" svg:width="6.922cm" svg:height="1.622cm" svg:x="4.128cm" svg:y="9.1cm">
          <text:p text:style-name="P2"><text:span text:style-name="T1">Create feature image list</text:span></text:p>
          <text:p text:style-name="P2"><text:span text:style-name="T2">(createCSVFileFromModel.R)</text:span></text:p>
        </draw:rect>
        <draw:connector draw:style-name="gr5" draw:text-style-name="P1" draw:layer="layout" draw:type="line" svg:x1="7.589cm" svg:y1="8.149cm" svg:x2="7.589cm" svg:y2="9.1cm" draw:start-shape="id2" draw:start-glue-point="2" draw:end-shape="id3" draw:end-glue-point="0" svg:d="m7589 8149v951" svg:viewBox="0 0 1 952">
          <text:p/>
        </draw:connector>
        <draw:rect draw:style-name="gr2" draw:text-style-name="P3" xml:id="id4" draw:id="id4" draw:layer="layout" svg:width="6.922cm" svg:height="1.655cm" svg:x="4.128cm" svg:y="11.7cm">
          <text:p text:style-name="P2"><text:span text:style-name="T1">Apply RF model to data</text:span></text:p>
          <text:p text:style-name="P2"><text:span text:style-name="T2">(applyModel.R)</text:span></text:p>
        </draw:rect>
        <draw:connector draw:style-name="gr5" draw:text-style-name="P1" draw:layer="layout" draw:type="line" svg:x1="7.589cm" svg:y1="10.722cm" svg:x2="7.589cm" svg:y2="11.7cm" draw:start-shape="id3" draw:start-glue-point="2" draw:end-shape="id4" draw:end-glue-point="0" svg:d="m7589 10722v978" svg:viewBox="0 0 1 979">
          <text:p/>
        </draw:connector>
        <draw:custom-shape draw:style-name="gr6" draw:text-style-name="P3" xml:id="id1" draw:id="id1" draw:layer="layout" svg:width="7.614cm" svg:height="1.806cm" svg:x="6.98cm" svg:y="2.633cm">
          <text:p text:style-name="P2"><text:span text:style-name="T1">Multivariate symmetric</text:span></text:p>
          <text:p text:style-name="P2"><text:span text:style-name="T1">templ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0.259cm" svg:x1="4.44cm" svg:y1="4.439cm" svg:x2="7.589cm" svg:y2="6.433cm" draw:start-shape="id5" draw:start-glue-point="8" draw:end-shape="id2" draw:end-glue-point="0" svg:d="m4440 4439v738h3149v1256" svg:viewBox="0 0 3150 1995">
          <text:p/>
        </draw:connector>
        <draw:custom-shape draw:style-name="gr6" draw:text-style-name="P3" xml:id="id6" draw:id="id6" draw:layer="layout" svg:width="6.045cm" svg:height="1.639cm" svg:x="4.567cm" svg:y="14.479cm">
          <text:p text:style-name="P2"><text:span text:style-name="T1">Stage 1</text:span></text:p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2" draw:text-style-name="P3" xml:id="id8" draw:id="id8" draw:layer="layout" svg:width="7.061cm" svg:height="0.975cm" svg:x="4.099cm" svg:y="28.287cm">
          <text:p text:style-name="P2"><text:span text:style-name="T1">Binary morphology</text:span></text:p>
        </draw:rect>
        <draw:connector draw:style-name="gr5" draw:text-style-name="P1" draw:layer="layout" draw:type="line" svg:x1="7.589cm" svg:y1="13.355cm" svg:x2="7.589cm" svg:y2="14.479cm" draw:start-shape="id4" draw:start-glue-point="2" draw:end-shape="id6" draw:end-glue-point="5" svg:d="m7589 13355v1124" svg:viewBox="0 0 1 1125">
          <text:p/>
        </draw:connector>
        <draw:connector draw:style-name="gr5" draw:text-style-name="P1" draw:layer="layout" draw:type="line" svg:x1="7.629cm" svg:y1="27.338cm" svg:x2="7.629cm" svg:y2="28.287cm" draw:start-shape="id7" draw:start-glue-point="8" draw:end-shape="id8" draw:end-glue-point="0" svg:d="m7629 27338v949" svg:viewBox="0 0 1 950">
          <text:p/>
        </draw:connector>
        <draw:custom-shape draw:style-name="gr6" draw:text-style-name="P5" xml:id="id9" draw:id="id9" draw:layer="layout" svg:width="6.045cm" svg:height="1.185cm" svg:x="4.607cm" svg:y="30.111cm">
          <text:p text:style-name="P1"><text:span text:style-name="T1">Labeled bra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7.629cm" svg:y1="29.262cm" svg:x2="7.629cm" svg:y2="30.111cm" draw:start-shape="id8" draw:start-glue-point="2" draw:end-shape="id9" draw:end-glue-point="5" svg:d="m7629 29262v849" svg:viewBox="0 0 1 850">
          <text:p/>
        </draw:connector>
        <draw:frame draw:style-name="gr7" draw:text-style-name="P1" draw:layer="layout" svg:width="4.486cm" svg:height="0.962cm" draw:transform="rotate (1.5707963267949) translate (2.741cm 12.213cm)">
          <draw:text-box>
            <text:p text:style-name="P1">Stage 1</text:p>
          </draw:text-box>
        </draw:frame>
        <draw:frame draw:style-name="gr8" draw:text-style-name="P6" draw:layer="layout" svg:width="10.638cm" svg:height="1.657cm" svg:x="2.339cm" svg:y="0.678cm">
          <draw:text-box>
            <text:p text:style-name="P1"><text:span text:style-name="T3">Prediction </text:span></text:p>
            <text:p text:style-name="P1"><text:span text:style-name="T3">(RF model application)</text:span></text:p>
          </draw:text-box>
        </draw:frame>
        <draw:custom-shape draw:style-name="gr6" draw:text-style-name="P3" xml:id="id5" draw:id="id5" draw:layer="layout" svg:width="7.614cm" svg:height="1.859cm" svg:x="0.633cm" svg:y="2.58cm">
          <text:p text:style-name="P2"><text:span text:style-name="T1">Multimodal MRI</text:span></text:p>
          <text:p text:style-name="P2"><text:span text:style-name="T1">single-subject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xml:id="id13" draw:id="id13" draw:layer="layout" svg:width="3.959cm" svg:height="1.584cm" svg:x="10.655cm" svg:y="14.526cm">
          <text:p text:style-name="P2"><text:span text:style-name="T1">Stage 1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936cm" svg:height="8.36cm" svg:x="2.38cm" svg:y="16.86cm">
          <text:p/>
          <draw:enhanced-geometry svg:viewBox="0 0 21600 21600" draw:path-stretchpoint-x="10800" draw:path-stretchpoint-y="10800" draw:text-areas="?f3 ?f4 ?f5 ?f6" draw:type="round-rectangle" draw:modifiers="1518.601699052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xml:id="id10" draw:id="id10" draw:layer="layout" svg:width="6.929cm" svg:height="1.716cm" svg:x="4.105cm" svg:y="17.653cm">
          <text:p text:style-name="P2"><text:span text:style-name="T1">Generate feature images</text:span></text:p>
          <text:p text:style-name="P2"><text:span text:style-name="T2">(createFeatureImages.sh)</text:span></text:p>
        </draw:rect>
        <draw:frame draw:style-name="gr4" draw:text-style-name="P4" draw:layer="layout" svg:width="8.34cm" svg:height="0.78cm" draw:transform="rotate (1.5707963267949) translate (11.457cm 25.172cm)">
          <draw:text-box>
            <text:p text:style-name="P1"><text:span text:style-name="T2">applyTumorSegmentationModel.sh</text:span></text:p>
          </draw:text-box>
        </draw:frame>
        <draw:rect draw:style-name="gr2" draw:text-style-name="P3" xml:id="id11" draw:id="id11" draw:layer="layout" svg:width="6.922cm" svg:height="1.622cm" svg:x="4.108cm" svg:y="20.32cm">
          <text:p text:style-name="P2"><text:span text:style-name="T1">Create feature image list</text:span></text:p>
          <text:p text:style-name="P2"><text:span text:style-name="T2">(createCSVFileFromModel.R)</text:span></text:p>
        </draw:rect>
        <draw:connector draw:style-name="gr5" draw:text-style-name="P1" draw:layer="layout" draw:type="line" svg:x1="7.569cm" svg:y1="19.369cm" svg:x2="7.569cm" svg:y2="20.32cm" draw:start-shape="id10" draw:start-glue-point="2" draw:end-shape="id11" draw:end-glue-point="0" svg:d="m7569 19369v951" svg:viewBox="0 0 1 952">
          <text:p/>
        </draw:connector>
        <draw:rect draw:style-name="gr2" draw:text-style-name="P3" xml:id="id12" draw:id="id12" draw:layer="layout" svg:width="6.922cm" svg:height="1.655cm" svg:x="4.108cm" svg:y="22.92cm">
          <text:p text:style-name="P2"><text:span text:style-name="T1">Apply RF model to data</text:span></text:p>
          <text:p text:style-name="P2"><text:span text:style-name="T2">(applyModel.R)</text:span></text:p>
        </draw:rect>
        <draw:connector draw:style-name="gr5" draw:text-style-name="P1" draw:layer="layout" draw:type="line" svg:x1="7.569cm" svg:y1="21.942cm" svg:x2="7.569cm" svg:y2="22.92cm" draw:start-shape="id11" draw:start-glue-point="2" draw:end-shape="id12" draw:end-glue-point="0" svg:d="m7569 21942v978" svg:viewBox="0 0 1 979">
          <text:p/>
        </draw:connector>
        <draw:custom-shape draw:style-name="gr6" draw:text-style-name="P3" xml:id="id7" draw:id="id7" draw:layer="layout" svg:width="6.045cm" svg:height="1.639cm" svg:x="4.607cm" svg:y="25.699cm">
          <text:p text:style-name="P2"><text:span text:style-name="T1">Stage 2</text:span></text:p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7.569cm" svg:y1="24.575cm" svg:x2="7.629cm" svg:y2="25.699cm" draw:start-shape="id12" draw:start-glue-point="2" draw:end-shape="id7" draw:end-glue-point="5" svg:d="m7569 24575 60 1124" svg:viewBox="0 0 61 1125">
          <text:p/>
        </draw:connector>
        <draw:frame draw:style-name="gr7" draw:text-style-name="P1" draw:layer="layout" svg:width="4.486cm" svg:height="0.962cm" draw:transform="rotate (1.5707963267949) translate (2.721cm 23.433cm)">
          <draw:text-box>
            <text:p text:style-name="P1">Stage 2</text:p>
          </draw:text-box>
        </draw:frame>
        <draw:custom-shape draw:style-name="gr6" draw:text-style-name="P3" xml:id="id14" draw:id="id14" draw:layer="layout" svg:width="3.959cm" svg:height="1.584cm" svg:x="10.719cm" svg:y="25.746cm">
          <text:p text:style-name="P2"><text:span text:style-name="T1">Stage 2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7.589cm" svg:y1="16.118cm" svg:x2="7.569cm" svg:y2="17.653cm" draw:start-shape="id6" draw:start-glue-point="8" draw:end-shape="id10" draw:end-glue-point="0" svg:d="m7589 16118-20 1535" svg:viewBox="0 0 21 1536">
          <text:p/>
        </draw:connector>
        <draw:connector draw:style-name="gr3" draw:text-style-name="P1" draw:layer="layout" svg:x1="12.634cm" svg:y1="14.526cm" svg:x2="11.05cm" svg:y2="12.527cm" draw:start-shape="id13" draw:start-glue-point="5" draw:end-shape="id4" draw:end-glue-point="1" svg:d="m12634 14526v-1999h-1584" svg:viewBox="0 0 1585 2000">
          <text:p/>
        </draw:connector>
        <draw:connector draw:style-name="gr3" draw:text-style-name="P1" draw:layer="layout" svg:x1="12.698cm" svg:y1="25.746cm" svg:x2="11.03cm" svg:y2="23.747cm" draw:start-shape="id14" draw:start-glue-point="5" draw:end-shape="id12" draw:end-glue-point="1" svg:d="m12698 25746v-1999h-1668" svg:viewBox="0 0 1669 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91cm" fo:margin-right="1cm" fo:page-width="15.24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4-04-30T08:09:55.093678000</dc:date>
    <meta:editing-duration>P1DT20H51M17S</meta:editing-duration>
    <meta:editing-cycles>59</meta:editing-cycles>
    <meta:generator>LibreOffice/4.1.5.3$MacOSX_x86 LibreOffice_project/1c1366bba2ba2b554cd2ca4d87c06da81c05d24</meta:generator>
    <meta:document-statistic meta:object-count="34"/>
  </office:meta>
</office:document-meta>
</file>